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.197cm" svg:y1="0.026cm" svg:x2="12.913cm" svg:y2="0.026cm">
          <text:p/>
        </draw:line>
        <draw:line draw:style-name="gr1" draw:layer="layout" svg:x1="12.914cm" svg:y1="9.399cm" svg:x2="12.914cm" svg:y2="0.026cm">
          <text:p/>
        </draw:line>
        <draw:line draw:style-name="gr1" draw:layer="layout" svg:x1="1.197cm" svg:y1="9.399cm" svg:x2="1.197cm" svg:y2="0.026cm">
          <text:p/>
        </draw:line>
        <draw:line draw:style-name="gr1" draw:layer="layout" svg:x1="7.056cm" svg:y1="14.087cm" svg:x2="1.197cm" svg:y2="9.399cm">
          <text:p/>
        </draw:line>
        <draw:line draw:style-name="gr1" draw:layer="layout" svg:x1="12.915cm" svg:y1="9.399cm" svg:x2="7.056cm" svg:y2="14.0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"/>
    <meta:generator>LibreOffice/4.3.3.2$Linux_x86 LibreOffice_project/430m0$Build-2</meta:generator>
  </office:meta>
</office:document-meta>
</file>